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abb8b" officeooo:paragraph-rsid="001abb8b" style:font-size-asian="12pt" style:font-size-complex="12pt"/>
    </style:style>
    <style:style style:name="P2" style:family="paragraph" style:parent-style-name="Standard">
      <style:text-properties style:font-name="DejaVu Sans Mono" fo:font-size="12pt" fo:font-weight="bold" officeooo:rsid="001abb8b" officeooo:paragraph-rsid="001abb8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Mono" fo:font-size="12pt" fo:font-weight="bold" officeooo:rsid="001abb8b" officeooo:paragraph-rsid="001bd39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Mono" fo:font-size="12pt" officeooo:rsid="001abb8b" officeooo:paragraph-rsid="001bd399" style:font-size-asian="12pt" style:font-size-complex="12pt"/>
    </style:style>
    <style:style style:name="T1" style:family="text">
      <style:text-properties officeooo:rsid="001adb3f"/>
    </style:style>
    <style:style style:name="T2" style:family="text">
      <style:text-properties officeooo:rsid="001bd3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</text:p>
      <text:p text:style-name="P2">1. What is a home a appliance?</text:p>
      <text:p text:style-name="P1"/>
      <text:p text:style-name="P1">A home appliance are electrical/mechanical machines which acomplish some household functions, such </text:p>
      <text:p text:style-name="P1">as cooling/healing, cooking or cleaning.</text:p>
      <text:p text:style-name="P1">=================================================================<text:span text:style-name="T1">=</text:span></text:p>
      <text:p text:style-name="P2">2. Why do we need it?</text:p>
      <text:p text:style-name="P1"/>
      <text:p text:style-name="P1">Home appliances makes our home lifes a lot easier by minimizing human effort.</text:p>
      <text:p text:style-name="P1">==================================================================</text:p>
      <text:p text:style-name="P2">3. Why do we used it for?</text:p>
      <text:p text:style-name="P1"/>
      <text:p text:style-name="P1">Home appliances can be used for lots of differents task such as:</text:p>
      <text:p text:style-name="P1"><text:s text:c="4"/>-Reheat food</text:p>
      <text:p text:style-name="P1"><text:s text:c="4"/>-Refrigerate food</text:p>
      <text:p text:style-name="P1"><text:s text:c="4"/>-Toast breads</text:p>
      <text:p text:style-name="P1"><text:s text:c="4"/>-Make quick coffee</text:p>
      <text:p text:style-name="P1">==================================================================</text:p>
      <text:p text:style-name="P3">4. <text:span text:style-name="T2">Brief history</text:span></text:p>
      <text:p text:style-name="P4"/>
      <text:p text:style-name="P4">While many appliances have existed for centuries, the self-contained electric or gas powered </text:p>
      <text:p text:style-name="P1">appliances are a uniquely American innovation that emerged in the twentieth century. </text:p>
      <text:p text:style-name="P1">The development of these appliances is tied the disappearance of full-time domestic servants and </text:p>
      <text:p text:style-name="P1">the desire to reduce the time consuming activities in pursuit of more recreational time. </text:p>
      <text:p text:style-name="P1">In the early 1900s, electric and gas appliances included washing machines, water heaters, </text:p>
      <text:p text:style-name="P1">refrigerators and sewing machines. The invention of Earl Richardson's small electric clothes</text:p>
      <text:p text:style-name="P1">iron in 1903 gave a small initial boost to the home appliance industry. In the Post–World War II </text:p>
      <text:p text:style-name="P1">economic expansion, the domestic use of dishwashers, and clothes dryers were part of a shift for </text:p>
      <text:p text:style-name="P1">convenience. Increasing discretionary income was reflected by a rise in miscellaneous home appliances.</text:p>
      <text:p text:style-name="P1">==================================================================</text:p>
      <text:p text:style-name="P2">5. How they can be classified?</text:p>
      <text:p text:style-name="P1"/>
      <text:p text:style-name="P1">Home appliances can be classified into several categories:</text:p>
      <text:p text:style-name="P1"><text:s text:c="4"/>-Major appliances</text:p>
      <text:p text:style-name="P1"><text:s text:c="4"/>-Small appliances</text:p>
      <text:p text:style-name="P1"><text:s text:c="4"/>-Consumer electronics</text:p>
      <text:p text:style-name="P1">==================================================================</text:p>
      <text:p text:style-name="P2">6. Major appliances</text:p>
      <text:p text:style-name="P1"/>
      <text:p text:style-name="P1">Also know as white goods, comprise major household appliances and may include:</text:p>
      <text:p text:style-name="P1"><text:soft-page-break/><text:s text:c="4"/>-air conditioners</text:p>
      <text:p text:style-name="P1"><text:s text:c="4"/>-dishwashers</text:p>
      <text:p text:style-name="P1"><text:s text:c="4"/>-clothes dryers</text:p>
      <text:p text:style-name="P1"><text:s text:c="4"/>-drying cabinets</text:p>
      <text:p text:style-name="P1"><text:s text:c="4"/>-freezers</text:p>
      <text:p text:style-name="P1"><text:s text:c="4"/>-refrigerators</text:p>
      <text:p text:style-name="P1"><text:s text:c="4"/>-kitchen stoves</text:p>
      <text:p text:style-name="P1"><text:s text:c="4"/>-water heaters</text:p>
      <text:p text:style-name="P1"><text:s text:c="4"/>-washing machines</text:p>
      <text:p text:style-name="P1"><text:s text:c="4"/>-tash compactors,</text:p>
      <text:p text:style-name="P1"><text:s text:c="4"/>-Microwave ovens</text:p>
      <text:p text:style-name="P1"><text:s text:c="4"/>-Induction cookers</text:p>
      <text:p text:style-name="P1"/>
      <text:p text:style-name="P1">White goods were typically painted or enameled white, and many of them still are.</text:p>
      <text:p text:style-name="P1">==================================================================</text:p>
      <text:p text:style-name="P2">7. Small appliances</text:p>
      <text:p text:style-name="P1"/>
      <text:p text:style-name="P1">Small appliances are typically small household electrical machines,also very useful and easily </text:p>
      <text:p text:style-name="P1">carried and installed. Some are classified with white goods, and relate to heating and cooling </text:p>
      <text:p text:style-name="P1">such as:</text:p>
      <text:p text:style-name="P1"/>
      <text:p text:style-name="P1"><text:s text:c="4"/>-fans</text:p>
      <text:p text:style-name="P1"><text:s text:c="4"/>-air conditioners</text:p>
      <text:p text:style-name="P1"><text:s text:c="4"/>-heaters</text:p>
      <text:p text:style-name="P1"><text:s text:c="4"/>-ceramic heaters</text:p>
      <text:p text:style-name="P1"><text:s text:c="4"/>-gas heaters</text:p>
      <text:p text:style-name="P1"><text:s text:c="4"/>-kerosene heaters</text:p>
      <text:p text:style-name="P1"><text:s text:c="4"/>-fan heaters</text:p>
      <text:p text:style-name="P1"><text:s text:c="4"/>-juicers</text:p>
      <text:p text:style-name="P1"><text:s text:c="4"/>-electric mixers</text:p>
      <text:p text:style-name="P1"><text:s text:c="4"/>-meat grinders</text:p>
      <text:p text:style-name="P1"><text:s text:c="4"/>-deep fryers</text:p>
      <text:p text:style-name="P1"><text:s text:c="4"/>-herb grinders</text:p>
      <text:p text:style-name="P1"><text:s text:c="4"/>-food processors</text:p>
      <text:p text:style-name="P1"><text:s text:c="4"/>-electric kettles</text:p>
      <text:p text:style-name="P1"><text:s text:c="4"/>-waffle irons</text:p>
      <text:p text:style-name="P1"><text:s text:c="4"/>-coffee makers</text:p>
      <text:p text:style-name="P1"><text:s text:c="4"/>-blenders</text:p>
      <text:p text:style-name="P1">==================================================================</text:p>
      <text:p text:style-name="P2">8. Consumer electronics</text:p>
      <text:p text:style-name="P1"/>
      <text:p text:style-name="P1">Also known as home electronics are electronic (analog or digital) equipments intended for </text:p>
      <text:p text:style-name="P1">everyday use, typically in private homes.</text:p>
      <text:p text:style-name="P1"/>
      <text:p text:style-name="P1">Consumer electronics include devices used for entertainment:</text:p>
      <text:p text:style-name="P1"><text:s text:c="4"/>-Flatscreens TVs</text:p>
      <text:p text:style-name="P1"><text:s text:c="4"/>-DVD Players</text:p>
      <text:p text:style-name="P1"><text:s text:c="4"/>-Video games</text:p>
      <text:p text:style-name="P1"><text:soft-page-break/><text:s text:c="4"/>-Remote control</text:p>
      <text:p text:style-name="P1"><text:s text:c="4"/>-Cars</text:p>
      <text:p text:style-name="P1"><text:s text:c="4"/>-phones</text:p>
      <text:p text:style-name="P1"><text:s text:c="4"/>-telephones</text:p>
      <text:p text:style-name="P1"><text:s text:c="4"/>-laptops</text:p>
      <text:p text:style-name="P1"><text:s text:c="4"/>-printers</text:p>
      <text:p text:style-name="P1"><text:s text:c="4"/>-desktop computers</text:p>
      <text:p text:style-name="P1"><text:s text:c="4"/>-paper shredders</text:p>
      <text:p text:style-name="P1">==================================================================</text:p>
      <text:p text:style-name="P2">9. Life span of appliances (In years)</text:p>
      <text:p text:style-name="P1">==================================================================</text:p>
      <text:p text:style-name="P2">10. Networking of home appliances</text:p>
      <text:p text:style-name="P1"/>
      <text:p text:style-name="P1">There is a trend of networking home appliances together, and combining their controls and key </text:p>
      <text:p text:style-name="P1">functions. For instance, energy distribution could be managed more evenly so that when a washing </text:p>
      <text:p text:style-name="P1">machine is on, an oven can go into a delayed start mode, or vice versa. Or, a washing machine and </text:p>
      <text:p text:style-name="P1">clothes dryer could share information about load characteristics (gentle/normal, light/full), and </text:p>
      <text:p text:style-name="P1">synchronize their finish times so the wet laundry does not have to wait before being put in the dryer.</text:p>
      <text:p text:style-name="P1"/>
      <text:p text:style-name="P1">Additionally, some manufacturers of home appliances are quickly beginning to place hardware that </text:p>
      <text:p text:style-name="P1">enables Internet connectivity in home appliances to allow for remote control, automation, </text:p>
      <text:p text:style-name="P1">communication with other home appliances, and more functionality. Internet-connected home </text:p>
      <text:p text:style-name="P1">appliances were especially prevalent during recent Consumer Electronic Show events.</text:p>
      <text:p text:style-name="P1">==================================================================</text:p>
      <text:p text:style-name="P2">11. Health technologies</text:p>
      <text:p text:style-name="P1">==================================================================</text:p>
      <text:p text:style-name="P2">12. What is it?</text:p>
      <text:p text:style-name="P1"/>
      <text:p text:style-name="P1">Health technology is defined by the World Health Organization as the "application of organized </text:p>
      <text:p text:style-name="P1">knowledge and skills in the form of devices, medicines, vaccines, procedures and systems developed </text:p>
      <text:p text:style-name="P1">to solve a health problem and improve quality of lives".This includes the pharmaceuticals, </text:p>
      <text:p text:style-name="P1">devices, procedures and organizational systems used in health care.</text:p>
      <text:p text:style-name="P1"/>
      <text:p text:style-name="P1">Health technology refers to the application of organized knowledge and skills in the form of </text:p>
      <text:p text:style-name="P1">devices, medicines, vaccines, procedures and systems developed to solve a health problem and </text:p>
      <text:p text:style-name="P1">improve quality of lives.</text:p>
      <text:p text:style-name="P1">==================================================================</text:p>
      <text:p text:style-name="P2"><text:soft-page-break/>13. How technology is transforming health care</text:p>
      <text:p text:style-name="P1"/>
      <text:p text:style-name="P1">Digital innovations have now made it possible for consumers to use portable devices to access their </text:p>
      <text:p text:style-name="P1">medical information, monitor their vital signs, take tests at home and carry out a wide range of tasks. </text:p>
      <text:p text:style-name="P1">In his book "The Creative Destruction of Medicine," Eric Topol, a cardiologist, geneticist and researcher, </text:p>
      <text:p text:style-name="P1">describes how medicine is entering an age of democratization as power shifts from hospitals, doctors and </text:p>
      <text:p text:style-name="P1">other caregivers to patients, potentially leading to dramatic health care improvements.</text:p>
      <text:p text:style-name="P1"/>
      <text:p text:style-name="P1">In the mid-20th century Joseph Schumpeter, the noted Austrian economist, popularized the term </text:p>
      <text:p text:style-name="P1">"creative destruction" to denote transformation that accompanies radical innovation. In recent years, </text:p>
      <text:p text:style-name="P1">our world has been "Schumpetered."</text:p>
      <text:p text:style-name="P1"/>
      <text:p text:style-name="P1">By virtue of the intensive infiltration of digital devices into our daily lives, we have radically </text:p>
      <text:p text:style-name="P1">altered how we communicate with one another and with our entire social network at once. Everywhere we go, </text:p>
      <text:p text:style-name="P1">we take pictures and videos with our cellphone, the one precious object that never leaves our side. </text:p>
      <text:p text:style-name="P1">Forget about going to a video store to rent a movie and finding out it is not in stock. Just download it </text:p>
      <text:p text:style-name="P1">at home and watch it on television, a computer monitor, a tablet or even your phone. The Web lets us </text:p>
      <text:p text:style-name="P1">sample nearly all books in print without even making a purchase and efficiently download the whole book </text:p>
      <text:p text:style-name="P1">in a flash. Our lives have been radically transformed through digital innovation. Radically transformed. </text:p>
      <text:p text:style-name="P1">Creatively destroyed.</text:p>
      <text:p text:style-name="P1">==================================================================</text:p>
      <text:p text:style-name="P2">14. Ways that technology is changing health care</text:p>
      <text:p text:style-name="P1">==================================================================</text:p>
      <text:p text:style-name="P2">15. Better and More Accessible Treatment</text:p>
      <text:p text:style-name="P1"/>
      <text:p text:style-name="P1">A number of industry analysts have observed that increased accessibility of treatment is one of the </text:p>
      <text:p text:style-name="P1">most tangible ways that technology has changed healthcare. Health IT opens up many more avenues of </text:p>
      <text:p text:style-name="P1">exploration and research, which allows experts to make healthcare more driven and effective than it </text:p>
      <text:p text:style-name="P1">has ever been.</text:p>
      <text:p text:style-name="P1">==================================================================</text:p>
      <text:p text:style-name="P1">16. Improved Care and Efficiency</text:p>
      <text:p text:style-name="P1"/>
      <text:p text:style-name="P1">Another key area that has grown and continues to do so is patient care. The use of information </text:p>
      <text:p text:style-name="P1"><text:soft-page-break/>technology has made patient care safer and more reliable in most applications.</text:p>
      <text:p text:style-name="P1"/>
      <text:p text:style-name="P1">The fact that nurses and doctors who are working on the frontline are now routinely using hand-held </text:p>
      <text:p text:style-name="P1">computers to record important real-time patient data and then sharing it instantly within their updated </text:p>
      <text:p text:style-name="P1">medical history is an excellent illustration of the benefits of health IT.</text:p>
      <text:p text:style-name="P1"/>
      <text:p text:style-name="P1">Being able to accumulate lab results, records of vital signs and other critical patient data into one </text:p>
      <text:p text:style-name="P1">centralized area has transformed the level of care and efficiency a patient can expect to receive when</text:p>
      <text:p text:style-name="P1">they enter the healthcare system.</text:p>
      <text:p text:style-name="P1"/>
      <text:p text:style-name="P1">An increased level of efficiency in data collection means that a vast online resource of patient </text:p>
      <text:p text:style-name="P1">history is available to scientists, who are finding new ways to study trends and make medical </text:p>
      <text:p text:style-name="P1">breakthroughs at a faster rate.</text:p>
      <text:p text:style-name="P1">==================================================================</text:p>
      <text:p text:style-name="P2">17. Software Improves Healthcare and Disease Control</text:p>
      <text:p text:style-name="P1"/>
      <text:p text:style-name="P1">The development of specific software programs means that, for example, the World Health Organization </text:p>
      <text:p text:style-name="P1">has been able to classify illnesses, their causes and symptoms into a massive database that encompasses </text:p>
      <text:p text:style-name="P1">more than 14,000 individual codes.</text:p>
      <text:p text:style-name="P1"/>
      <text:p text:style-name="P1">This resource allows medical professionals and researchers to track, retrieve and utilize valuable data </text:p>
      <text:p text:style-name="P1">in the fight to control disease and provide better healthcare outcomes in general.</text:p>
      <text:p text:style-name="P1"/>
      <text:p text:style-name="P1">Software also plays a pivotal role in tracking procedures and using billing methods that not only </text:p>
      <text:p text:style-name="P1">reduce paperwork levels, but also allow practitioners to use this data to improve quality of care and </text:p>
      <text:p text:style-name="P1">all around efficiency.</text:p>
      <text:p text:style-name="P1"/>
      <text:p text:style-name="P1">Doctors report that they are deriving enormous benefits from the drive toward a total system of electronic </text:p>
      <text:p text:style-name="P1">medical records; patients enjoy the fact that software has created a greater degree of transparency in the </text:p>
      <text:p text:style-name="P1">healthcare system.</text:p>
      <text:p text:style-name="P1"/>
      <text:p text:style-name="P1">We have seen many positive changes in health IT and expect to continue witnessing more exciting developments</text:p>
      <text:p text:style-name="P1">in the future!</text:p>
      <text:p text:style-name="P1">==================================================================</text:p>
      <text:p text:style-name="P2">18. The internet has become a main source of medical information</text:p>
      <text:p text:style-name="P1"><text:soft-page-break/></text:p>
      <text:p text:style-name="P1">According to the Pew Internet and American Life Project, in a 2004 survey of 8 million seniors who </text:p>
      <text:p text:style-name="P1">use the internet, only 66% said they searched healthcare information online. In 2009 24 million </text:p>
      <text:p text:style-name="P1">Americans reported the same.</text:p>
      <text:p text:style-name="P1"/>
      <text:p text:style-name="P1">It goes without saying that more and more people are using the Internet to research their medical </text:p>
      <text:p text:style-name="P1">issues. This means not only looking up symptoms, but exploring treatments and medicines on the web. </text:p>
      <text:p text:style-name="P1">While it is never a good idea to skip out on the doctor completely, the Internet has made patients </text:p>
      <text:p text:style-name="P1">more empowered to make decisions about what to do next.</text:p>
      <text:p text:style-name="P1">==================================================================</text:p>
      <text:p text:style-name="P2">19. Healthcare facilities are reaching patients using social media</text:p>
      <text:p text:style-name="P1"/>
      <text:p text:style-name="P1">It is easy to see how public clinics, doctor offices, and even research facilities can take advantage </text:p>
      <text:p text:style-name="P1">of social media tools to reach wider populations. And there is evidence that they are going above </text:p>
      <text:p text:style-name="P1">and beyond.</text:p>
      <text:p text:style-name="P1"/>
      <text:p text:style-name="P1">Healthcare facilities, particularly hospitals, are using social media to establish contact with </text:p>
      <text:p text:style-name="P1">patients, answer questions about practices, launch public awareness campaigns, and perform community </text:p>
      <text:p text:style-name="P1">outreach. Some sophisticated sites even offer instant chats with nurses and doctors about medical </text:p>
      <text:p text:style-name="P1">issues and reminders for people to get regularly needed tests and vaccines.</text:p>
      <text:p text:style-name="P1"/>
      <text:p text:style-name="P1">These projects have taken off on college campuses but are rapidly spreading to more mainstream </text:p>
      <text:p text:style-name="P1">institutions (Hey - even senior citizens are on Facebook now!). A detailed presentation on this </text:p>
      <text:p text:style-name="P1">trend can found here.</text:p>
      <text:p text:style-name="P1">==================================================================</text:p>
      <text:p text:style-name="P2">20. Better treatment and less suffering</text:p>
      <text:p text:style-name="P1"/>
      <text:p text:style-name="P1">Let's not forget the most obvious way technology has changed healthcare: by providing new machines,</text:p>
      <text:p text:style-name="P1">medicines, and treatments that save lives and improve the chance of recovery for billions.</text:p>
      <text:p text:style-name="P1"/>
      <text:p text:style-name="P1">Not only do sophisticated medical practices help patients heal directly; new technology has also </text:p>
      <text:p text:style-name="P1">improved research so experts can make healthcare even more effective.</text:p>
      <text:p text:style-name="P1"/>
      <text:p text:style-name="P1">This moving story of how new technology changed the life of someone who suffered from chronic </text:p>
      <text:p text:style-name="P1"><text:soft-page-break/>obstructive pulmonary disease is only one example of how lives are being changed in practical, </text:p>
      <text:p text:style-name="P1">every-day terms.</text:p>
      <text:p text:style-name="P1">==================================================================</text:p>
      <text:p text:style-name="P2">21. Onlie database can accurately predict medical trends</text:p>
      <text:p text:style-name="P1"/>
      <text:p text:style-name="P1">By analyzing health information that users search for online, search engines such as Google have </text:p>
      <text:p text:style-name="P1">been able to accurately predict medical trends such as flu outbreaks.</text:p>
      <text:p text:style-name="P1"/>
      <text:p text:style-name="P1">Google explains its process on Google.org:</text:p>
      <text:p text:style-name="P1"/>
      <text:p text:style-name="P1">"Of course, not every person who searches for "flu" is actually sick, but a pattern emerges when all</text:p>
      <text:p text:style-name="P1">the flu-related search queries are added together. We compared our query counts with traditional flu </text:p>
      <text:p text:style-name="P1">surveillance systems and found that many search queries tend to be popular exactly when flu season is </text:p>
      <text:p text:style-name="P1">happening. By counting how often we see these search queries, we can estimate how much flu is </text:p>
      <text:p text:style-name="P1">circulating in different countries and regions around the world."</text:p>
      <text:p text:style-name="P1"/>
      <text:p text:style-name="P1">This breakthrough will help medical experts respond to outbreaks quickly as well as take preventative </text:p>
      <text:p text:style-name="P1">measures. And as more and more people use the web to search for their own medical problems, these </text:p>
      <text:p text:style-name="P1">internet giants will have even more information to apply to scientific stud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1:32:03.410585080</meta:creation-date>
    <dc:date>2017-10-17T01:38:08.622924923</dc:date>
    <meta:editing-duration>PT5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206" meta:word-count="1736" meta:character-count="12667" meta:non-whitespace-character-count="10877"/>
  </office:meta>
</office:document-meta>
</file>